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17102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102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102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102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102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102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102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102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102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102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102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1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064" calcext:value-type="float">
            <text:p>54.9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102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102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102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7856" calcext:value-type="float">
            <text:p>52.1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